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terationsplan v.23 (Iteration 8)</text:h>
      <text:p text:style-name="Text_20_body">Namn: Henrik Gabrielsson</text:p>
      <text:p text:style-name="Text_20_body">Kurs: Individuellt mjukvaruutvecklingsprojekt 7,5 hp</text:p>
      <text:p text:style-name="Text_20_body"/>
      <text:h text:style-name="Heading_20_2" text:outline-level="2">Analys av föregående iteration</text:h>
      <text:p text:style-name="Text_20_body">Denna iteration har gått bra, även om den inte riktigt blev som jag väntade mig, då jag inte insåg att jag fortfarande har en vecka till på mig för tester, slutrapport och liknande. </text:p>
      <text:p text:style-name="Text_20_body"/>
      <text:p text:style-name="Text_20_body">Spelet känns ganska klart dock, och jag är ganska nöjd med de flesta delarna i det. </text:p>
      <text:h text:style-name="Heading_20_2" text:outline-level="2">Tidsrapport v.22</text:h>
      <text:p text:style-name="Text_20_body">Se kalkylbladet Tidsrapport_v22.</text:p>
      <text:p text:style-name="Text_20_body"/>
      <text:h text:style-name="Heading_20_2" text:outline-level="2">Mål</text:h>
      <text:p text:style-name="Text_20_body">Nästa iteration så kommer jag förutom att presentera mitt projekt också göra ett större test av spelet och rätta till eventuella buggar om jag får tid till det. Jag kommer nog ha ganska dåligt med tid den sista veckan men jag hoppas ändå på att jag kan få gjort de sista delarna så fort som möjligt.</text:p>
      <text:p text:style-name="Text_20_body"/>
      <text:p text:style-name="Text_20_body">Jag ska också skriva slutrapporten under nästa vecka.</text:p>
      <text:p text:style-name="Text_20_body"/>
      <text:p text:style-name="Text_20_body">Se kalkylbladet Tidsrapport_v2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4-04-06T10:18:44.59</meta:creation-date>
    <dc:date>2014-06-01T14:23:57.51</dc:date>
    <dc:creator>Henrik Gabrielsson</dc:creator>
    <meta:editing-duration>PT4H40M28S</meta:editing-duration>
    <meta:editing-cycles>164</meta:editing-cycles>
    <meta:generator>OpenOffice/4.0.1$Win32 OpenOffice.org_project/401m5$Build-9714</meta:generator>
    <meta:document-statistic meta:table-count="0" meta:image-count="0" meta:object-count="0" meta:page-count="1" meta:paragraph-count="12" meta:word-count="138" meta:character-count="840"/>
  </office:meta>
</office:document-meta>
</file>